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3fba" officeooo:paragraph-rsid="00063fba"/>
    </style:style>
    <style:style style:name="P2" style:family="paragraph" style:parent-style-name="Standard">
      <style:text-properties officeooo:rsid="00063fba" officeooo:paragraph-rsid="00067ce8"/>
    </style:style>
    <style:style style:name="P3" style:family="paragraph" style:parent-style-name="Standard">
      <style:text-properties officeooo:rsid="00067ce8" officeooo:paragraph-rsid="00067ce8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63fba" officeooo:paragraph-rsid="00063fba" style:font-weight-asian="bold" style:font-weight-complex="bold"/>
    </style:style>
    <style:style style:name="P5" style:family="paragraph" style:parent-style-name="Standard">
      <style:text-properties officeooo:rsid="00067ce8" officeooo:paragraph-rsid="00067ce8"/>
    </style:style>
    <style:style style:name="P6" style:family="paragraph" style:parent-style-name="Standard">
      <style:text-properties officeooo:rsid="00063fba" officeooo:paragraph-rsid="00079429"/>
    </style:style>
    <style:style style:name="T1" style:family="text">
      <style:text-properties officeooo:rsid="00067ce8"/>
    </style:style>
    <style:style style:name="T2" style:family="text">
      <style:text-properties officeooo:rsid="0007942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7ce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 1 – Sensor DS18B20 – <text:span text:style-name="T1">INF 350</text:span></text:p>
      <text:p text:style-name="P1"/>
      <text:p text:style-name="P3">Todos os exercícios abaixo são para ser feitos utilizando a partir do programa base exemplo 3.</text:p>
      <text:p text:style-name="P1"/>
      <text:p text:style-name="P6"><text:span text:style-name="T3">1)</text:span> Faça um programa que imprima a média, <text:span text:style-name="T2">a</text:span> mediana <text:span text:style-name="T2">e a menor e maior</text:span> das temperaturas a cada 20 medidas.</text:p>
      <text:p text:style-name="P6"><text:span text:style-name="T3">Obs.:</text:span> Utilize o conceito de ponteiros para criar o vetor. O tempo de cada medida será de 500ms.</text:p>
      <text:p text:style-name="P1"/>
      <text:p text:style-name="P6"><text:span text:style-name="T3">2)</text:span> Refaça o exercício 1, agora fazendo com que o usuário escolha via comunicação serial quantas medidas serão feitas.</text:p>
      <text:p text:style-name="P6"><text:span text:style-name="T3">Obs.:</text:span> Você pode simplesmente pedir que o usuário digite qual será o tamanho do vetor. Ponha um limite máximo de 30 medidas e mínimo de 1 medida. O tempo de cada medida será de 500ms.</text:p>
      <text:p text:style-name="P1"/>
      <text:p text:style-name="P2"><text:span text:style-name="T3">3)</text:span> Refaça o exercício 2, agora permitindo que usuário escolha o tempo para cada medida.</text:p>
      <text:p text:style-name="P2"/>
      <text:p text:style-name="P3"><text:span text:style-name="T3">4)</text:span> Utilize um módulo SD CARD e faça com que ele grave os dados obtidos no cartão SD.</text:p>
      <text:p text:style-name="P2"/>
      <text:p text:style-name="P2"><text:span text:style-name="T4">5)</text:span><text:span text:style-name="T1"> Após gravado no cartão, faça com que ele leia esses dados (até então obtido) e imprima a média dos valores. <text:s text:c="2"/>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6:15:45.256047681</meta:creation-date>
    <meta:generator>LibreOffice/5.1.6.2$Linux_X86_64 LibreOffice_project/10m0$Build-2</meta:generator>
    <dc:date>2017-06-06T07:51:12.296647511</dc:date>
    <meta:editing-duration>PT17M32S</meta:editing-duration>
    <meta:editing-cycles>3</meta:editing-cycles>
    <meta:document-statistic meta:table-count="0" meta:image-count="0" meta:object-count="0" meta:page-count="1" meta:paragraph-count="9" meta:word-count="169" meta:character-count="911" meta:non-whitespace-character-count="745"/>
  </office:meta>
</office:document-meta>
</file>